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84cm" fo:min-width="0.75cm" fo:padding-top="0.151cm" fo:padding-bottom="0.151cm" fo:padding-left="0.276cm" fo:padding-right="0.276cm"/>
    </style:style>
    <style:style style:name="gr2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3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32cm" fo:min-width="0.69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32cm" fo:min-width="0.348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5cm" svg:height="2.5cm" svg:x="3.8cm" svg:y="1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1.836cm" svg:height="0.791cm" svg:x="4.1cm" svg:y="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2" draw:layer="layout" svg:x1="3cm" svg:y1="1.897cm" svg:x2="3cm" svg:y2="4.399cm">
          <text:p/>
        </draw:line>
        <draw:frame draw:style-name="gr2" draw:text-style-name="P2" draw:layer="layout" svg:width="1.39cm" svg:height="0.703cm" svg:x="1.31cm" svg:y="2.79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" draw:layer="layout" svg:width="2.5cm" svg:height="2.5cm" svg:x="7.814cm" svg:y="1.90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1.836cm" svg:height="0.791cm" svg:x="8.114cm" svg:y="4.98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2" draw:layer="layout" svg:x1="11.214cm" svg:y1="1.903cm" svg:x2="11.214cm" svg:y2="4.405cm">
          <text:p/>
        </draw:line>
        <draw:frame draw:style-name="gr2" draw:text-style-name="P2" draw:layer="layout" svg:width="1.39cm" svg:height="0.703cm" svg:x="11.724cm" svg:y="2.80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3" draw:layer="layout" svg:width="1.078cm" svg:height="1.352cm" svg:x="6.522cm" svg:y="2.5cm">
          <draw:text-box>
            <text:p><text:span text:style-name="T1">+</text:span></text:p>
          </draw:text-box>
        </draw:frame>
        <draw:frame draw:style-name="gr5" draw:text-style-name="P3" draw:layer="layout" svg:width="1.078cm" svg:height="1.352cm" svg:x="13.3cm" svg:y="2.518cm">
          <draw:text-box>
            <text:p><text:span text:style-name="T1">=</text:span></text:p>
          </draw:text-box>
        </draw:frame>
        <draw:custom-shape draw:style-name="gr4" draw:text-style-name="P1" draw:layer="layout" svg:width="2.5cm" svg:height="2.5cm" svg:x="16.2cm" svg:y="1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8cm" svg:height="2.5cm" svg:x="14.4cm" svg:y="2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4" draw:layer="layout" svg:x1="17.443cm" svg:y1="1.9cm" svg:x2="15.3cm" svg:y2="2.9cm">
          <text:p/>
        </draw:line>
        <draw:frame draw:style-name="gr2" draw:text-style-name="P2" draw:layer="layout" svg:width="1.324cm" svg:height="0.791cm" svg:x="15.764cm" svg:y="5.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3" draw:text-style-name="P2" draw:layer="layout" svg:x1="19.814cm" svg:y1="1.903cm" svg:x2="19.809cm" svg:y2="5.401cm">
          <text:p/>
        </draw:line>
        <draw:frame draw:style-name="gr2" draw:text-style-name="P2" draw:layer="layout" svg:width="0.541cm" svg:height="0.703cm" svg:x="20.21cm" svg:y="3.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7T13:45:22.750000000</meta:creation-date>
    <dc:date>2021-12-27T13:51:52.691000000</dc:date>
    <meta:editing-duration>PT6M28S</meta:editing-duration>
    <meta:editing-cycles>5</meta:editing-cycles>
    <meta:generator>LibreOffice/5.4.3.2$Windows_X86_64 LibreOffice_project/92a7159f7e4af62137622921e809f8546db437e5</meta:generator>
    <meta:document-statistic meta:object-count="16"/>
  </office:meta>
</office:document-meta>
</file>

<file path=Object 1/content.xml><?xml version="1.0" encoding="utf-8"?>
<math xmlns="http://www.w3.org/1998/Math/MathML" display="block">
  <semantics>
    <mrow>
      <mspace width="0.5em"/>
      <mo stretchy="false">⩾</mo>
      <msup>
        <mn>2</mn>
        <mrow>
          <mi>k</mi>
          <mo stretchy="false">−</mo>
          <mn>1</mn>
        </mrow>
      </msup>
    </mrow>
    <annotation encoding="StarMath 5.0">` geslant 2^{k-1}</annotation>
  </semantics>
</math>
</file>

<file path=Object 2/content.xml><?xml version="1.0" encoding="utf-8"?>
<math xmlns="http://www.w3.org/1998/Math/MathML" display="block">
  <semantics>
    <mrow>
      <mi>k</mi>
      <mo stretchy="false">−</mo>
      <mn>1</mn>
    </mrow>
    <annotation encoding="StarMath 5.0">k-1</annotation>
  </semantics>
</math>
</file>

<file path=Object 3/content.xml><?xml version="1.0" encoding="utf-8"?>
<math xmlns="http://www.w3.org/1998/Math/MathML" display="block">
  <semantics>
    <mrow>
      <mspace width="0.5em"/>
      <mo stretchy="false">⩾</mo>
      <msup>
        <mn>2</mn>
        <mrow>
          <mi>k</mi>
          <mo stretchy="false">−</mo>
          <mn>1</mn>
        </mrow>
      </msup>
    </mrow>
    <annotation encoding="StarMath 5.0">` geslant 2^{k-1}</annotation>
  </semantics>
</math>
</file>

<file path=Object 4/content.xml><?xml version="1.0" encoding="utf-8"?>
<math xmlns="http://www.w3.org/1998/Math/MathML" display="block">
  <semantics>
    <mrow>
      <mi>k</mi>
      <mo stretchy="false">−</mo>
      <mn>1</mn>
    </mrow>
    <annotation encoding="StarMath 5.0">k-1</annotation>
  </semantics>
</math>
</file>

<file path=Object 5/content.xml><?xml version="1.0" encoding="utf-8"?>
<math xmlns="http://www.w3.org/1998/Math/MathML" display="block">
  <semantics>
    <mrow>
      <mspace width="0.5em"/>
      <mo stretchy="false">⩾</mo>
      <msup>
        <mn>2</mn>
        <mi>k</mi>
      </msup>
    </mrow>
    <annotation encoding="StarMath 5.0">` geslant 2^{k}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